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</style:style>
    <style:style style:name="P2" style:family="paragraph" style:parent-style-name="Standard">
      <style:paragraph-properties fo:padding="0.049cm" fo:border="0.06pt solid #000000" style:shadow="none"/>
      <style:text-properties officeooo:rsid="001a857e" officeooo:paragraph-rsid="001a857e"/>
    </style:style>
    <style:style style:name="P3" style:family="paragraph" style:parent-style-name="Standard">
      <style:paragraph-properties fo:text-align="center" style:justify-single-word="false" fo:padding="0.049cm" fo:border="0.06pt solid #000000" style:shadow="none"/>
      <style:text-properties officeooo:rsid="001a857e" officeooo:paragraph-rsid="001a857e"/>
    </style:style>
    <style:style style:name="P4" style:family="paragraph" style:parent-style-name="Standard">
      <style:paragraph-properties fo:padding="0.049cm" fo:border="0.06pt solid #000000" style:shadow="none"/>
      <style:text-properties officeooo:rsid="001a857e" officeooo:paragraph-rsid="001c0f5f"/>
    </style:style>
    <style:style style:name="P5" style:family="paragraph" style:parent-style-name="Standard">
      <style:paragraph-properties fo:padding="0.049cm" fo:border="0.06pt solid #000000" style:shadow="none"/>
      <style:text-properties officeooo:rsid="001d6252" officeooo:paragraph-rsid="001d6252"/>
    </style:style>
    <style:style style:name="P6" style:family="paragraph" style:parent-style-name="Standard">
      <style:paragraph-properties fo:padding="0.049cm" fo:border="0.06pt solid #000000" style:shadow="none"/>
      <style:text-properties officeooo:rsid="001d8de7" officeooo:paragraph-rsid="001a857e"/>
    </style:style>
    <style:style style:name="P7" style:family="paragraph" style:parent-style-name="Standard">
      <style:paragraph-properties fo:padding="0.049cm" fo:border="0.06pt solid #000000" style:shadow="none"/>
      <style:text-properties officeooo:rsid="0020289d" officeooo:paragraph-rsid="0020289d"/>
    </style:style>
    <style:style style:name="T1" style:family="text">
      <style:text-properties style:font-name="Century Schoolbook L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2028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">Love Letter</text:span></text:p>
      <text:p text:style-name="P4"></text:p>
      <text:p text:style-name="P4">Romeo proposed Juliet. Juliet loves Romeo but she wants to know whether Romeo is good at her favorite subject cryptography . So Instead of answering him , She wrote a letter which contains an encrypted code. Help Romeo to decrypt the code. <text:s/></text:p>
      <text:p text:style-name="P2"/>
      <text:p text:style-name="P2">Input format</text:p>
      <text:p text:style-name="P2"/>
      <text:p text:style-name="P2">First line in input file contains t ,the next t lines has numbers with spaces seperating each word</text:p>
      <text:p text:style-name="P2">considered next in cipher</text:p>
      <text:p text:style-name="P2"/>
      <text:p text:style-name="P2">Output format</text:p>
      <text:p text:style-name="P2"/>
      <text:p text:style-name="P2">Each line deciphered in Capitals.</text:p>
      <text:p text:style-name="P1"/>
      <text:p text:style-name="P2">Sample Input:</text:p>
      <text:p text:style-name="P7">1</text:p>
      <text:p text:style-name="P2">2141812584 21233 893772332377233</text:p>
      <text:p text:style-name="P2"/>
      <text:p text:style-name="P2">Sample Output:</text:p>
      <text:p text:style-name="P6"/>
      <text:p text:style-name="P2">ITS IN LONDON</text:p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5:26:42.150421793</meta:creation-date>
    <dc:date>2014-10-01T16:33:39.084066844</dc:date>
    <meta:editing-duration>PT54M56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2" meta:paragraph-count="13" meta:word-count="86" meta:character-count="514" meta:non-whitespace-character-count="430"/>
  </office:meta>
</office:document-meta>
</file>